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text-properties officeooo:rsid="00070de2" officeooo:paragraph-rsid="00070de2"/>
    </style:style>
    <style:style style:name="P2" style:family="paragraph" style:parent-style-name="Text_20_body">
      <style:text-properties officeooo:paragraph-rsid="00070de2"/>
    </style:style>
    <style:style style:name="P3" style:family="paragraph" style:parent-style-name="Text_20_body">
      <style:text-properties officeooo:rsid="00070de2" officeooo:paragraph-rsid="00070de2"/>
    </style:style>
    <style:style style:name="T1" style:family="text">
      <style:text-properties officeooo:rsid="00070d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1" text:outline-level="1">Graphical Abstract</text:h>
      <text:p text:style-name="P2">&lt;<text:span text:style-name="T1">TBD&gt;</text:span></text:p>
      <text:h text:style-name="P1" text:outline-level="1">Aim</text:h>
      <text:p text:style-name="P3">In this study we wanted to investigate changes in the chemistry of the lagoon water as water from the ocean entered the lagoon between low and high tide. This would be most clearly understood by creating a spatial distribution across the lagoon to visually compare the difference.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2-12-30T19:36:12.378836973</dc:date>
    <meta:editing-duration>PT6M51S</meta:editing-duration>
    <meta:editing-cycles>2</meta:editing-cycles>
    <meta:generator>LibreOffice/7.3.7.2$Linux_X86_64 LibreOffice_project/30$Build-2</meta:generator>
    <meta:document-statistic meta:table-count="0" meta:image-count="0" meta:object-count="0" meta:page-count="1" meta:paragraph-count="8" meta:word-count="74" meta:character-count="443" meta:non-whitespace-character-count="377"/>
  </office:meta>
</office:document-meta>
</file>